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0mm" svg:height="90.05mm" svg:x="76.65mm" svg:y="18.06mm">
            <draw:object draw:notify-on-update-of-ranges="Sheet1.C4:Sheet1.C2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1.22mm" svg:y="115.75mm">
            <draw:object draw:notify-on-update-of-ranges="Sheet1.L4:Sheet1.L2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.49851" calcext:value-type="float">
            <text:p>2.498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.1132" calcext:value-type="float">
            <text:p>2.113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07735" calcext:value-type="float">
            <text:p>1.07735</text:p>
          </table:table-cell>
          <table:table-cell table:number-columns-repeated="8"/>
          <table:table-cell office:value-type="float" office:value="1.62368" calcext:value-type="float">
            <text:p>1.623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78756" calcext:value-type="float">
            <text:p>2.78756</text:p>
          </table:table-cell>
          <table:table-cell table:number-columns-repeated="8"/>
          <table:table-cell office:value-type="float" office:value="0.973193" calcext:value-type="float">
            <text:p>0.97319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418846" calcext:value-type="float">
            <text:p>0.418846</text:p>
          </table:table-cell>
          <table:table-cell table:number-columns-repeated="8"/>
          <table:table-cell office:value-type="float" office:value="0.25763" calcext:value-type="float">
            <text:p>0.2576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98648" calcext:value-type="float">
            <text:p>1.98648</text:p>
          </table:table-cell>
          <table:table-cell table:number-columns-repeated="8"/>
          <table:table-cell office:value-type="float" office:value="5.57938" calcext:value-type="float">
            <text:p>5.579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93442" calcext:value-type="float">
            <text:p>1.93442</text:p>
          </table:table-cell>
          <table:table-cell table:number-columns-repeated="8"/>
          <table:table-cell office:value-type="float" office:value="0.462398" calcext:value-type="float">
            <text:p>0.4623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38665" calcext:value-type="float">
            <text:p>1.38665</text:p>
          </table:table-cell>
          <table:table-cell table:number-columns-repeated="8"/>
          <table:table-cell office:value-type="float" office:value="9.37857" calcext:value-type="float">
            <text:p>9.378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36172" calcext:value-type="float">
            <text:p>1.36172</text:p>
          </table:table-cell>
          <table:table-cell table:number-columns-repeated="8"/>
          <table:table-cell office:value-type="float" office:value="4.27901" calcext:value-type="float">
            <text:p>4.279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36916" calcext:value-type="float">
            <text:p>1.36916</text:p>
          </table:table-cell>
          <table:table-cell table:number-columns-repeated="8"/>
          <table:table-cell office:value-type="float" office:value="2.55926" calcext:value-type="float">
            <text:p>2.559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84919" calcext:value-type="float">
            <text:p>3.84919</text:p>
          </table:table-cell>
          <table:table-cell table:number-columns-repeated="8"/>
          <table:table-cell office:value-type="float" office:value="3.03603" calcext:value-type="float">
            <text:p>3.036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230697" calcext:value-type="float">
            <text:p>0.230697</text:p>
          </table:table-cell>
          <table:table-cell table:number-columns-repeated="8"/>
          <table:table-cell office:value-type="float" office:value="0.172289" calcext:value-type="float">
            <text:p>0.1722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89029" calcext:value-type="float">
            <text:p>1.89029</text:p>
          </table:table-cell>
          <table:table-cell table:number-columns-repeated="8"/>
          <table:table-cell office:value-type="float" office:value="1.82071" calcext:value-type="float">
            <text:p>1.820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40061" calcext:value-type="float">
            <text:p>5.40061</text:p>
          </table:table-cell>
          <table:table-cell table:number-columns-repeated="8"/>
          <table:table-cell office:value-type="float" office:value="0.729741" calcext:value-type="float">
            <text:p>0.7297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29044" calcext:value-type="float">
            <text:p>2.29044</text:p>
          </table:table-cell>
          <table:table-cell table:number-columns-repeated="8"/>
          <table:table-cell office:value-type="float" office:value="0.171044" calcext:value-type="float">
            <text:p>0.1710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75349" calcext:value-type="float">
            <text:p>5.75349</text:p>
          </table:table-cell>
          <table:table-cell table:number-columns-repeated="8"/>
          <table:table-cell office:value-type="float" office:value="0.419088" calcext:value-type="float">
            <text:p>0.41908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6.9058" calcext:value-type="float">
            <text:p>6.9058</text:p>
          </table:table-cell>
          <table:table-cell table:number-columns-repeated="8"/>
          <table:table-cell office:value-type="float" office:value="0.603775" calcext:value-type="float">
            <text:p>0.6037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11796" calcext:value-type="float">
            <text:p>4.11796</text:p>
          </table:table-cell>
          <table:table-cell table:number-columns-repeated="8"/>
          <table:table-cell office:value-type="float" office:value="2.42851" calcext:value-type="float">
            <text:p>2.428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2569" calcext:value-type="float">
            <text:p>4.2569</text:p>
          </table:table-cell>
          <table:table-cell table:number-columns-repeated="8"/>
          <table:table-cell office:value-type="float" office:value="0.923959" calcext:value-type="float">
            <text:p>0.9239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09714" calcext:value-type="float">
            <text:p>2.09714</text:p>
          </table:table-cell>
          <table:table-cell table:number-columns-repeated="8"/>
          <table:table-cell office:value-type="float" office:value="1.36371" calcext:value-type="float">
            <text:p>1.363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88748" calcext:value-type="float">
            <text:p>2.88748</text:p>
          </table:table-cell>
          <table:table-cell table:number-columns-repeated="8"/>
          <table:table-cell office:value-type="float" office:value="2.44332" calcext:value-type="float">
            <text:p>2.4433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636206" calcext:value-type="float">
            <text:p>0.636206</text:p>
          </table:table-cell>
          <table:table-cell table:number-columns-repeated="8"/>
          <table:table-cell office:value-type="float" office:value="0.23122" calcext:value-type="float">
            <text:p>0.2312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32286" calcext:value-type="float">
            <text:p>1.32286</text:p>
          </table:table-cell>
          <table:table-cell table:number-columns-repeated="8"/>
          <table:table-cell office:value-type="float" office:value="0.759249" calcext:value-type="float">
            <text:p>0.75924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472628" calcext:value-type="float">
            <text:p>0.472628</text:p>
          </table:table-cell>
          <table:table-cell table:number-columns-repeated="8"/>
          <table:table-cell office:value-type="float" office:value="3.12397" calcext:value-type="float">
            <text:p>3.123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21184" calcext:value-type="float">
            <text:p>2.21184</text:p>
          </table:table-cell>
          <table:table-cell table:number-columns-repeated="8"/>
          <table:table-cell office:value-type="float" office:value="2.34495" calcext:value-type="float">
            <text:p>2.344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0.3705" calcext:value-type="float">
            <text:p>10.3705</text:p>
          </table:table-cell>
          <table:table-cell table:number-columns-repeated="8"/>
          <table:table-cell office:value-type="float" office:value="0.965177" calcext:value-type="float">
            <text:p>0.9651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0940763" calcext:value-type="float">
            <text:p>0.0940763</text:p>
          </table:table-cell>
          <table:table-cell table:number-columns-repeated="8"/>
          <table:table-cell office:value-type="float" office:value="0.444829" calcext:value-type="float">
            <text:p>0.4448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26062" calcext:value-type="float">
            <text:p>1.26062</text:p>
          </table:table-cell>
          <table:table-cell table:number-columns-repeated="8"/>
          <table:table-cell office:value-type="float" office:value="2.59636" calcext:value-type="float">
            <text:p>2.596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10038" calcext:value-type="float">
            <text:p>3.10038</text:p>
          </table:table-cell>
          <table:table-cell table:number-columns-repeated="8"/>
          <table:table-cell office:value-type="float" office:value="0.622706" calcext:value-type="float">
            <text:p>0.62270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46477" calcext:value-type="float">
            <text:p>2.46477</text:p>
          </table:table-cell>
          <table:table-cell table:number-columns-repeated="8"/>
          <table:table-cell office:value-type="float" office:value="0.273912" calcext:value-type="float">
            <text:p>0.2739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19514" calcext:value-type="float">
            <text:p>1.19514</text:p>
          </table:table-cell>
          <table:table-cell table:number-columns-repeated="8"/>
          <table:table-cell office:value-type="float" office:value="0.378253" calcext:value-type="float">
            <text:p>0.3782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17969" calcext:value-type="float">
            <text:p>1.17969</text:p>
          </table:table-cell>
          <table:table-cell table:number-columns-repeated="8"/>
          <table:table-cell office:value-type="float" office:value="0.260689" calcext:value-type="float">
            <text:p>0.2606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7981" calcext:value-type="float">
            <text:p>0.7981</text:p>
          </table:table-cell>
          <table:table-cell table:number-columns-repeated="8"/>
          <table:table-cell office:value-type="float" office:value="0.487956" calcext:value-type="float">
            <text:p>0.4879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42235" calcext:value-type="float">
            <text:p>2.42235</text:p>
          </table:table-cell>
          <table:table-cell table:number-columns-repeated="8"/>
          <table:table-cell office:value-type="float" office:value="0.628767" calcext:value-type="float">
            <text:p>0.6287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56753" calcext:value-type="float">
            <text:p>1.56753</text:p>
          </table:table-cell>
          <table:table-cell table:number-columns-repeated="8"/>
          <table:table-cell office:value-type="float" office:value="0.0972665" calcext:value-type="float">
            <text:p>0.09726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68668" calcext:value-type="float">
            <text:p>2.68668</text:p>
          </table:table-cell>
          <table:table-cell table:number-columns-repeated="8"/>
          <table:table-cell office:value-type="float" office:value="1.27598" calcext:value-type="float">
            <text:p>1.275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446128" calcext:value-type="float">
            <text:p>0.446128</text:p>
          </table:table-cell>
          <table:table-cell table:number-columns-repeated="8"/>
          <table:table-cell office:value-type="float" office:value="1.15819" calcext:value-type="float">
            <text:p>1.158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00114" calcext:value-type="float">
            <text:p>1.00114</text:p>
          </table:table-cell>
          <table:table-cell table:number-columns-repeated="8"/>
          <table:table-cell office:value-type="float" office:value="0.945426" calcext:value-type="float">
            <text:p>0.9454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262932" calcext:value-type="float">
            <text:p>0.262932</text:p>
          </table:table-cell>
          <table:table-cell table:number-columns-repeated="8"/>
          <table:table-cell office:value-type="float" office:value="1.32427" calcext:value-type="float">
            <text:p>1.324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723938" calcext:value-type="float">
            <text:p>0.723938</text:p>
          </table:table-cell>
          <table:table-cell table:number-columns-repeated="8"/>
          <table:table-cell office:value-type="float" office:value="3.45723" calcext:value-type="float">
            <text:p>3.4572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46322" calcext:value-type="float">
            <text:p>3.46322</text:p>
          </table:table-cell>
          <table:table-cell table:number-columns-repeated="8"/>
          <table:table-cell office:value-type="float" office:value="2.15707" calcext:value-type="float">
            <text:p>2.157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00527" calcext:value-type="float">
            <text:p>0.300527</text:p>
          </table:table-cell>
          <table:table-cell table:number-columns-repeated="8"/>
          <table:table-cell office:value-type="float" office:value="1.25053" calcext:value-type="float">
            <text:p>1.250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06903" calcext:value-type="float">
            <text:p>2.06903</text:p>
          </table:table-cell>
          <table:table-cell table:number-columns-repeated="8"/>
          <table:table-cell office:value-type="float" office:value="2.93248" calcext:value-type="float">
            <text:p>2.9324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91879" calcext:value-type="float">
            <text:p>0.391879</text:p>
          </table:table-cell>
          <table:table-cell table:number-columns-repeated="8"/>
          <table:table-cell office:value-type="float" office:value="3.87153" calcext:value-type="float">
            <text:p>3.871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877779" calcext:value-type="float">
            <text:p>0.877779</text:p>
          </table:table-cell>
          <table:table-cell table:number-columns-repeated="8"/>
          <table:table-cell office:value-type="float" office:value="3.58273" calcext:value-type="float">
            <text:p>3.582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89666" calcext:value-type="float">
            <text:p>1.89666</text:p>
          </table:table-cell>
          <table:table-cell table:number-columns-repeated="8"/>
          <table:table-cell office:value-type="float" office:value="1.36707" calcext:value-type="float">
            <text:p>1.367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7.60351" calcext:value-type="float">
            <text:p>7.60351</text:p>
          </table:table-cell>
          <table:table-cell table:number-columns-repeated="8"/>
          <table:table-cell office:value-type="float" office:value="1.0949" calcext:value-type="float">
            <text:p>1.094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45385" calcext:value-type="float">
            <text:p>2.45385</text:p>
          </table:table-cell>
          <table:table-cell table:number-columns-repeated="8"/>
          <table:table-cell office:value-type="float" office:value="2.09783" calcext:value-type="float">
            <text:p>2.097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78004" calcext:value-type="float">
            <text:p>4.78004</text:p>
          </table:table-cell>
          <table:table-cell table:number-columns-repeated="8"/>
          <table:table-cell office:value-type="float" office:value="0.0928939" calcext:value-type="float">
            <text:p>0.09289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8.82193" calcext:value-type="float">
            <text:p>8.82193</text:p>
          </table:table-cell>
          <table:table-cell table:number-columns-repeated="8"/>
          <table:table-cell office:value-type="float" office:value="5.34727" calcext:value-type="float">
            <text:p>5.347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44093" calcext:value-type="float">
            <text:p>4.44093</text:p>
          </table:table-cell>
          <table:table-cell table:number-columns-repeated="8"/>
          <table:table-cell office:value-type="float" office:value="0.708893" calcext:value-type="float">
            <text:p>0.70889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58557" calcext:value-type="float">
            <text:p>2.58557</text:p>
          </table:table-cell>
          <table:table-cell table:number-columns-repeated="8"/>
          <table:table-cell office:value-type="float" office:value="2.27975" calcext:value-type="float">
            <text:p>2.279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1506" calcext:value-type="float">
            <text:p>2.1506</text:p>
          </table:table-cell>
          <table:table-cell table:number-columns-repeated="8"/>
          <table:table-cell office:value-type="float" office:value="0.855555" calcext:value-type="float">
            <text:p>0.8555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37479" calcext:value-type="float">
            <text:p>1.37479</text:p>
          </table:table-cell>
          <table:table-cell table:number-columns-repeated="8"/>
          <table:table-cell office:value-type="float" office:value="1.4991" calcext:value-type="float">
            <text:p>1.49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744765" calcext:value-type="float">
            <text:p>0.744765</text:p>
          </table:table-cell>
          <table:table-cell table:number-columns-repeated="8"/>
          <table:table-cell office:value-type="float" office:value="0.413532" calcext:value-type="float">
            <text:p>0.41353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325" calcext:value-type="float">
            <text:p>1.325</text:p>
          </table:table-cell>
          <table:table-cell table:number-columns-repeated="8"/>
          <table:table-cell office:value-type="float" office:value="0.92232" calcext:value-type="float">
            <text:p>0.9223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40716" calcext:value-type="float">
            <text:p>3.40716</text:p>
          </table:table-cell>
          <table:table-cell table:number-columns-repeated="8"/>
          <table:table-cell office:value-type="float" office:value="2.35566" calcext:value-type="float">
            <text:p>2.3556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7.13652" calcext:value-type="float">
            <text:p>7.13652</text:p>
          </table:table-cell>
          <table:table-cell table:number-columns-repeated="8"/>
          <table:table-cell office:value-type="float" office:value="2.959" calcext:value-type="float">
            <text:p>2.9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23764" calcext:value-type="float">
            <text:p>1.23764</text:p>
          </table:table-cell>
          <table:table-cell table:number-columns-repeated="8"/>
          <table:table-cell office:value-type="float" office:value="0.384453" calcext:value-type="float">
            <text:p>0.3844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84288" calcext:value-type="float">
            <text:p>1.84288</text:p>
          </table:table-cell>
          <table:table-cell table:number-columns-repeated="8"/>
          <table:table-cell office:value-type="float" office:value="0.30333" calcext:value-type="float">
            <text:p>0.303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197415" calcext:value-type="float">
            <text:p>0.197415</text:p>
          </table:table-cell>
          <table:table-cell table:number-columns-repeated="8"/>
          <table:table-cell office:value-type="float" office:value="0.586189" calcext:value-type="float">
            <text:p>0.5861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6.46089" calcext:value-type="float">
            <text:p>6.46089</text:p>
          </table:table-cell>
          <table:table-cell table:number-columns-repeated="8"/>
          <table:table-cell office:value-type="float" office:value="1.99485" calcext:value-type="float">
            <text:p>1.994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6.14444" calcext:value-type="float">
            <text:p>6.14444</text:p>
          </table:table-cell>
          <table:table-cell table:number-columns-repeated="8"/>
          <table:table-cell office:value-type="float" office:value="3.48287" calcext:value-type="float">
            <text:p>3.482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81238" calcext:value-type="float">
            <text:p>1.81238</text:p>
          </table:table-cell>
          <table:table-cell table:number-columns-repeated="8"/>
          <table:table-cell office:value-type="float" office:value="1.09654" calcext:value-type="float">
            <text:p>1.096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50878" calcext:value-type="float">
            <text:p>2.50878</text:p>
          </table:table-cell>
          <table:table-cell table:number-columns-repeated="8"/>
          <table:table-cell office:value-type="float" office:value="1.0036" calcext:value-type="float">
            <text:p>1.003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6.35313" calcext:value-type="float">
            <text:p>6.35313</text:p>
          </table:table-cell>
          <table:table-cell table:number-columns-repeated="8"/>
          <table:table-cell office:value-type="float" office:value="0.738013" calcext:value-type="float">
            <text:p>0.73801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87493" calcext:value-type="float">
            <text:p>1.87493</text:p>
          </table:table-cell>
          <table:table-cell table:number-columns-repeated="8"/>
          <table:table-cell office:value-type="float" office:value="0.155957" calcext:value-type="float">
            <text:p>0.1559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98897" calcext:value-type="float">
            <text:p>2.98897</text:p>
          </table:table-cell>
          <table:table-cell table:number-columns-repeated="8"/>
          <table:table-cell office:value-type="float" office:value="2.84162" calcext:value-type="float">
            <text:p>2.8416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28607" calcext:value-type="float">
            <text:p>3.28607</text:p>
          </table:table-cell>
          <table:table-cell table:number-columns-repeated="8"/>
          <table:table-cell office:value-type="float" office:value="0.70961" calcext:value-type="float">
            <text:p>0.709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0.155" calcext:value-type="float">
            <text:p>10.155</text:p>
          </table:table-cell>
          <table:table-cell table:number-columns-repeated="8"/>
          <table:table-cell office:value-type="float" office:value="0.688456" calcext:value-type="float">
            <text:p>0.68845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27442" calcext:value-type="float">
            <text:p>3.27442</text:p>
          </table:table-cell>
          <table:table-cell table:number-columns-repeated="8"/>
          <table:table-cell office:value-type="float" office:value="0.983392" calcext:value-type="float">
            <text:p>0.9833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32444" calcext:value-type="float">
            <text:p>5.32444</text:p>
          </table:table-cell>
          <table:table-cell table:number-columns-repeated="8"/>
          <table:table-cell office:value-type="float" office:value="2.03123" calcext:value-type="float">
            <text:p>2.0312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29434" calcext:value-type="float">
            <text:p>2.29434</text:p>
          </table:table-cell>
          <table:table-cell table:number-columns-repeated="8"/>
          <table:table-cell office:value-type="float" office:value="0.57287" calcext:value-type="float">
            <text:p>0.572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19976" calcext:value-type="float">
            <text:p>1.19976</text:p>
          </table:table-cell>
          <table:table-cell table:number-columns-repeated="8"/>
          <table:table-cell office:value-type="float" office:value="0.69177" calcext:value-type="float">
            <text:p>0.691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231673" calcext:value-type="float">
            <text:p>0.231673</text:p>
          </table:table-cell>
          <table:table-cell table:number-columns-repeated="8"/>
          <table:table-cell office:value-type="float" office:value="1.34385" calcext:value-type="float">
            <text:p>1.343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8524" calcext:value-type="float">
            <text:p>1.8524</text:p>
          </table:table-cell>
          <table:table-cell table:number-columns-repeated="8"/>
          <table:table-cell office:value-type="float" office:value="0.269033" calcext:value-type="float">
            <text:p>0.2690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01249" calcext:value-type="float">
            <text:p>2.01249</text:p>
          </table:table-cell>
          <table:table-cell table:number-columns-repeated="8"/>
          <table:table-cell office:value-type="float" office:value="2.17014" calcext:value-type="float">
            <text:p>2.170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5718" calcext:value-type="float">
            <text:p>2.5718</text:p>
          </table:table-cell>
          <table:table-cell table:number-columns-repeated="8"/>
          <table:table-cell office:value-type="float" office:value="0.164539" calcext:value-type="float">
            <text:p>0.1645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908258" calcext:value-type="float">
            <text:p>0.908258</text:p>
          </table:table-cell>
          <table:table-cell table:number-columns-repeated="8"/>
          <table:table-cell office:value-type="float" office:value="1.75471" calcext:value-type="float">
            <text:p>1.754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03781" calcext:value-type="float">
            <text:p>1.03781</text:p>
          </table:table-cell>
          <table:table-cell table:number-columns-repeated="8"/>
          <table:table-cell office:value-type="float" office:value="0.539512" calcext:value-type="float">
            <text:p>0.5395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11753" calcext:value-type="float">
            <text:p>4.11753</text:p>
          </table:table-cell>
          <table:table-cell table:number-columns-repeated="8"/>
          <table:table-cell office:value-type="float" office:value="0.218703" calcext:value-type="float">
            <text:p>0.2187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53262" calcext:value-type="float">
            <text:p>5.53262</text:p>
          </table:table-cell>
          <table:table-cell table:number-columns-repeated="8"/>
          <table:table-cell office:value-type="float" office:value="4.10427" calcext:value-type="float">
            <text:p>4.104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00837" calcext:value-type="float">
            <text:p>1.00837</text:p>
          </table:table-cell>
          <table:table-cell table:number-columns-repeated="8"/>
          <table:table-cell office:value-type="float" office:value="1.29026" calcext:value-type="float">
            <text:p>1.290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34808" calcext:value-type="float">
            <text:p>1.34808</text:p>
          </table:table-cell>
          <table:table-cell table:number-columns-repeated="8"/>
          <table:table-cell office:value-type="float" office:value="0.339998" calcext:value-type="float">
            <text:p>0.3399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5031" calcext:value-type="float">
            <text:p>1.5031</text:p>
          </table:table-cell>
          <table:table-cell table:number-columns-repeated="8"/>
          <table:table-cell office:value-type="float" office:value="3.43671" calcext:value-type="float">
            <text:p>3.436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38846" calcext:value-type="float">
            <text:p>4.38846</text:p>
          </table:table-cell>
          <table:table-cell table:number-columns-repeated="8"/>
          <table:table-cell office:value-type="float" office:value="3.00282" calcext:value-type="float">
            <text:p>3.0028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0945766" calcext:value-type="float">
            <text:p>0.0945766</text:p>
          </table:table-cell>
          <table:table-cell table:number-columns-repeated="8"/>
          <table:table-cell office:value-type="float" office:value="0.0654501" calcext:value-type="float">
            <text:p>0.06545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35724" calcext:value-type="float">
            <text:p>3.35724</text:p>
          </table:table-cell>
          <table:table-cell table:number-columns-repeated="8"/>
          <table:table-cell office:value-type="float" office:value="2.0942" calcext:value-type="float">
            <text:p>2.09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263521" calcext:value-type="float">
            <text:p>0.263521</text:p>
          </table:table-cell>
          <table:table-cell table:number-columns-repeated="8"/>
          <table:table-cell office:value-type="float" office:value="0.0416592" calcext:value-type="float">
            <text:p>0.04165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598236" calcext:value-type="float">
            <text:p>0.598236</text:p>
          </table:table-cell>
          <table:table-cell table:number-columns-repeated="8"/>
          <table:table-cell office:value-type="float" office:value="0.129393" calcext:value-type="float">
            <text:p>0.12939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09358" calcext:value-type="float">
            <text:p>3.09358</text:p>
          </table:table-cell>
          <table:table-cell table:number-columns-repeated="8"/>
          <table:table-cell office:value-type="float" office:value="0.144785" calcext:value-type="float">
            <text:p>0.1447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54709" calcext:value-type="float">
            <text:p>1.54709</text:p>
          </table:table-cell>
          <table:table-cell table:number-columns-repeated="8"/>
          <table:table-cell office:value-type="float" office:value="2.64796" calcext:value-type="float">
            <text:p>2.647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87821" calcext:value-type="float">
            <text:p>1.87821</text:p>
          </table:table-cell>
          <table:table-cell table:number-columns-repeated="8"/>
          <table:table-cell office:value-type="float" office:value="1.99862" calcext:value-type="float">
            <text:p>1.9986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51797" calcext:value-type="float">
            <text:p>4.51797</text:p>
          </table:table-cell>
          <table:table-cell table:number-columns-repeated="8"/>
          <table:table-cell office:value-type="float" office:value="0.524801" calcext:value-type="float">
            <text:p>0.5248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67892" calcext:value-type="float">
            <text:p>1.67892</text:p>
          </table:table-cell>
          <table:table-cell table:number-columns-repeated="8"/>
          <table:table-cell office:value-type="float" office:value="0.979858" calcext:value-type="float">
            <text:p>0.9798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01079" calcext:value-type="float">
            <text:p>1.01079</text:p>
          </table:table-cell>
          <table:table-cell table:number-columns-repeated="8"/>
          <table:table-cell office:value-type="float" office:value="1.05049" calcext:value-type="float">
            <text:p>1.0504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6.60425" calcext:value-type="float">
            <text:p>6.60425</text:p>
          </table:table-cell>
          <table:table-cell table:number-columns-repeated="8"/>
          <table:table-cell office:value-type="float" office:value="3.12743" calcext:value-type="float">
            <text:p>3.1274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67466" calcext:value-type="float">
            <text:p>3.67466</text:p>
          </table:table-cell>
          <table:table-cell table:number-columns-repeated="8"/>
          <table:table-cell office:value-type="float" office:value="1.12755" calcext:value-type="float">
            <text:p>1.1275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96043" calcext:value-type="float">
            <text:p>1.96043</text:p>
          </table:table-cell>
          <table:table-cell table:number-columns-repeated="8"/>
          <table:table-cell office:value-type="float" office:value="6.22624" calcext:value-type="float">
            <text:p>6.226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226" calcext:value-type="float">
            <text:p>2.226</text:p>
          </table:table-cell>
          <table:table-cell table:number-columns-repeated="8"/>
          <table:table-cell office:value-type="float" office:value="0.0137172" calcext:value-type="float">
            <text:p>0.01371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23764" calcext:value-type="float">
            <text:p>2.23764</text:p>
          </table:table-cell>
          <table:table-cell table:number-columns-repeated="8"/>
          <table:table-cell office:value-type="float" office:value="0.49201" calcext:value-type="float">
            <text:p>0.492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40679" calcext:value-type="float">
            <text:p>4.40679</text:p>
          </table:table-cell>
          <table:table-cell table:number-columns-repeated="8"/>
          <table:table-cell office:value-type="float" office:value="2.2895" calcext:value-type="float">
            <text:p>2.28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410136" calcext:value-type="float">
            <text:p>0.410136</text:p>
          </table:table-cell>
          <table:table-cell table:number-columns-repeated="8"/>
          <table:table-cell office:value-type="float" office:value="1.49914" calcext:value-type="float">
            <text:p>1.499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20414" calcext:value-type="float">
            <text:p>2.20414</text:p>
          </table:table-cell>
          <table:table-cell table:number-columns-repeated="8"/>
          <table:table-cell office:value-type="float" office:value="0.538142" calcext:value-type="float">
            <text:p>0.5381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961557" calcext:value-type="float">
            <text:p>0.961557</text:p>
          </table:table-cell>
          <table:table-cell table:number-columns-repeated="8"/>
          <table:table-cell office:value-type="float" office:value="1.45113" calcext:value-type="float">
            <text:p>1.4511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29784" calcext:value-type="float">
            <text:p>2.29784</text:p>
          </table:table-cell>
          <table:table-cell table:number-columns-repeated="8"/>
          <table:table-cell office:value-type="float" office:value="0.902276" calcext:value-type="float">
            <text:p>0.90227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99542" calcext:value-type="float">
            <text:p>1.99542</text:p>
          </table:table-cell>
          <table:table-cell table:number-columns-repeated="8"/>
          <table:table-cell office:value-type="float" office:value="0.447665" calcext:value-type="float">
            <text:p>0.4476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45462" calcext:value-type="float">
            <text:p>1.45462</text:p>
          </table:table-cell>
          <table:table-cell table:number-columns-repeated="8"/>
          <table:table-cell office:value-type="float" office:value="4.77689" calcext:value-type="float">
            <text:p>4.776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26772" calcext:value-type="float">
            <text:p>0.326772</text:p>
          </table:table-cell>
          <table:table-cell table:number-columns-repeated="8"/>
          <table:table-cell office:value-type="float" office:value="0.984426" calcext:value-type="float">
            <text:p>0.98442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46392" calcext:value-type="float">
            <text:p>1.46392</text:p>
          </table:table-cell>
          <table:table-cell table:number-columns-repeated="8"/>
          <table:table-cell office:value-type="float" office:value="3.73774" calcext:value-type="float">
            <text:p>3.737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55488" calcext:value-type="float">
            <text:p>2.55488</text:p>
          </table:table-cell>
          <table:table-cell table:number-columns-repeated="8"/>
          <table:table-cell office:value-type="float" office:value="0.492357" calcext:value-type="float">
            <text:p>0.49235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29701" calcext:value-type="float">
            <text:p>3.29701</text:p>
          </table:table-cell>
          <table:table-cell table:number-columns-repeated="8"/>
          <table:table-cell office:value-type="float" office:value="0.400288" calcext:value-type="float">
            <text:p>0.40028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76772" calcext:value-type="float">
            <text:p>2.76772</text:p>
          </table:table-cell>
          <table:table-cell table:number-columns-repeated="8"/>
          <table:table-cell office:value-type="float" office:value="4.266" calcext:value-type="float">
            <text:p>4.26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74643" calcext:value-type="float">
            <text:p>1.74643</text:p>
          </table:table-cell>
          <table:table-cell table:number-columns-repeated="8"/>
          <table:table-cell office:value-type="float" office:value="1.97978" calcext:value-type="float">
            <text:p>1.979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74755" calcext:value-type="float">
            <text:p>1.74755</text:p>
          </table:table-cell>
          <table:table-cell table:number-columns-repeated="8"/>
          <table:table-cell office:value-type="float" office:value="0.603424" calcext:value-type="float">
            <text:p>0.6034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922446" calcext:value-type="float">
            <text:p>0.922446</text:p>
          </table:table-cell>
          <table:table-cell table:number-columns-repeated="8"/>
          <table:table-cell office:value-type="float" office:value="2.29829" calcext:value-type="float">
            <text:p>2.2982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708056" calcext:value-type="float">
            <text:p>0.708056</text:p>
          </table:table-cell>
          <table:table-cell table:number-columns-repeated="8"/>
          <table:table-cell office:value-type="float" office:value="0.986902" calcext:value-type="float">
            <text:p>0.9869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15079" calcext:value-type="float">
            <text:p>2.15079</text:p>
          </table:table-cell>
          <table:table-cell table:number-columns-repeated="8"/>
          <table:table-cell office:value-type="float" office:value="3.80632" calcext:value-type="float">
            <text:p>3.8063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05736" calcext:value-type="float">
            <text:p>2.05736</text:p>
          </table:table-cell>
          <table:table-cell table:number-columns-repeated="8"/>
          <table:table-cell office:value-type="float" office:value="0.0388323" calcext:value-type="float">
            <text:p>0.038832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31737" calcext:value-type="float">
            <text:p>2.31737</text:p>
          </table:table-cell>
          <table:table-cell table:number-columns-repeated="8"/>
          <table:table-cell office:value-type="float" office:value="1.25495" calcext:value-type="float">
            <text:p>1.2549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44439" calcext:value-type="float">
            <text:p>5.44439</text:p>
          </table:table-cell>
          <table:table-cell table:number-columns-repeated="8"/>
          <table:table-cell office:value-type="float" office:value="0.701653" calcext:value-type="float">
            <text:p>0.7016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59064" calcext:value-type="float">
            <text:p>4.59064</text:p>
          </table:table-cell>
          <table:table-cell table:number-columns-repeated="8"/>
          <table:table-cell office:value-type="float" office:value="0.28421" calcext:value-type="float">
            <text:p>0.2842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9914" calcext:value-type="float">
            <text:p>1.9914</text:p>
          </table:table-cell>
          <table:table-cell table:number-columns-repeated="8"/>
          <table:table-cell office:value-type="float" office:value="2.20427" calcext:value-type="float">
            <text:p>2.204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72036" calcext:value-type="float">
            <text:p>2.72036</text:p>
          </table:table-cell>
          <table:table-cell table:number-columns-repeated="8"/>
          <table:table-cell office:value-type="float" office:value="0.143128" calcext:value-type="float">
            <text:p>0.14312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40705" calcext:value-type="float">
            <text:p>4.40705</text:p>
          </table:table-cell>
          <table:table-cell table:number-columns-repeated="8"/>
          <table:table-cell office:value-type="float" office:value="2.1478" calcext:value-type="float">
            <text:p>2.147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00467" calcext:value-type="float">
            <text:p>2.00467</text:p>
          </table:table-cell>
          <table:table-cell table:number-columns-repeated="8"/>
          <table:table-cell office:value-type="float" office:value="0.695527" calcext:value-type="float">
            <text:p>0.69552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97519" calcext:value-type="float">
            <text:p>0.397519</text:p>
          </table:table-cell>
          <table:table-cell table:number-columns-repeated="8"/>
          <table:table-cell office:value-type="float" office:value="1.83228" calcext:value-type="float">
            <text:p>1.8322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72978" calcext:value-type="float">
            <text:p>1.72978</text:p>
          </table:table-cell>
          <table:table-cell table:number-columns-repeated="8"/>
          <table:table-cell office:value-type="float" office:value="1.52363" calcext:value-type="float">
            <text:p>1.5236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89405" calcext:value-type="float">
            <text:p>1.89405</text:p>
          </table:table-cell>
          <table:table-cell table:number-columns-repeated="8"/>
          <table:table-cell office:value-type="float" office:value="1.14009" calcext:value-type="float">
            <text:p>1.1400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87506" calcext:value-type="float">
            <text:p>3.87506</text:p>
          </table:table-cell>
          <table:table-cell table:number-columns-repeated="8"/>
          <table:table-cell office:value-type="float" office:value="0.0351796" calcext:value-type="float">
            <text:p>0.03517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666537" calcext:value-type="float">
            <text:p>0.666537</text:p>
          </table:table-cell>
          <table:table-cell table:number-columns-repeated="8"/>
          <table:table-cell office:value-type="float" office:value="1.29667" calcext:value-type="float">
            <text:p>1.2966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0407" calcext:value-type="float">
            <text:p>0.30407</text:p>
          </table:table-cell>
          <table:table-cell table:number-columns-repeated="8"/>
          <table:table-cell office:value-type="float" office:value="0.463103" calcext:value-type="float">
            <text:p>0.4631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84002" calcext:value-type="float">
            <text:p>3.84002</text:p>
          </table:table-cell>
          <table:table-cell table:number-columns-repeated="8"/>
          <table:table-cell office:value-type="float" office:value="1.09917" calcext:value-type="float">
            <text:p>1.0991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153924" calcext:value-type="float">
            <text:p>0.153924</text:p>
          </table:table-cell>
          <table:table-cell table:number-columns-repeated="8"/>
          <table:table-cell office:value-type="float" office:value="5.60442" calcext:value-type="float">
            <text:p>5.604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08503" calcext:value-type="float">
            <text:p>1.08503</text:p>
          </table:table-cell>
          <table:table-cell table:number-columns-repeated="8"/>
          <table:table-cell office:value-type="float" office:value="3.66512" calcext:value-type="float">
            <text:p>3.665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8512" calcext:value-type="float">
            <text:p>5.8512</text:p>
          </table:table-cell>
          <table:table-cell table:number-columns-repeated="8"/>
          <table:table-cell office:value-type="float" office:value="1.56334" calcext:value-type="float">
            <text:p>1.5633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77506" calcext:value-type="float">
            <text:p>5.77506</text:p>
          </table:table-cell>
          <table:table-cell table:number-columns-repeated="8"/>
          <table:table-cell office:value-type="float" office:value="1.49883" calcext:value-type="float">
            <text:p>1.498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98277" calcext:value-type="float">
            <text:p>2.98277</text:p>
          </table:table-cell>
          <table:table-cell table:number-columns-repeated="8"/>
          <table:table-cell office:value-type="float" office:value="1.69063" calcext:value-type="float">
            <text:p>1.6906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18525" calcext:value-type="float">
            <text:p>5.18525</text:p>
          </table:table-cell>
          <table:table-cell table:number-columns-repeated="8"/>
          <table:table-cell office:value-type="float" office:value="2.07668" calcext:value-type="float">
            <text:p>2.0766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99173" calcext:value-type="float">
            <text:p>2.99173</text:p>
          </table:table-cell>
          <table:table-cell table:number-columns-repeated="8"/>
          <table:table-cell office:value-type="float" office:value="1.06858" calcext:value-type="float">
            <text:p>1.0685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25914" calcext:value-type="float">
            <text:p>2.25914</text:p>
          </table:table-cell>
          <table:table-cell table:number-columns-repeated="8"/>
          <table:table-cell office:value-type="float" office:value="0.407672" calcext:value-type="float">
            <text:p>0.4076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70402" calcext:value-type="float">
            <text:p>3.70402</text:p>
          </table:table-cell>
          <table:table-cell table:number-columns-repeated="8"/>
          <table:table-cell office:value-type="float" office:value="0.475033" calcext:value-type="float">
            <text:p>0.4750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00005" calcext:value-type="float">
            <text:p>1.00005</text:p>
          </table:table-cell>
          <table:table-cell table:number-columns-repeated="8"/>
          <table:table-cell office:value-type="float" office:value="2.47318" calcext:value-type="float">
            <text:p>2.473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18089" calcext:value-type="float">
            <text:p>0.318089</text:p>
          </table:table-cell>
          <table:table-cell table:number-columns-repeated="8"/>
          <table:table-cell office:value-type="float" office:value="1.47641" calcext:value-type="float">
            <text:p>1.476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40618" calcext:value-type="float">
            <text:p>4.40618</text:p>
          </table:table-cell>
          <table:table-cell table:number-columns-repeated="8"/>
          <table:table-cell office:value-type="float" office:value="4.55589" calcext:value-type="float">
            <text:p>4.5558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504799" calcext:value-type="float">
            <text:p>0.504799</text:p>
          </table:table-cell>
          <table:table-cell table:number-columns-repeated="8"/>
          <table:table-cell office:value-type="float" office:value="0.643745" calcext:value-type="float">
            <text:p>0.64374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434015" calcext:value-type="float">
            <text:p>0.434015</text:p>
          </table:table-cell>
          <table:table-cell table:number-columns-repeated="8"/>
          <table:table-cell office:value-type="float" office:value="1.25383" calcext:value-type="float">
            <text:p>1.253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67179" calcext:value-type="float">
            <text:p>1.67179</text:p>
          </table:table-cell>
          <table:table-cell table:number-columns-repeated="8"/>
          <table:table-cell office:value-type="float" office:value="0.294559" calcext:value-type="float">
            <text:p>0.2945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64948" calcext:value-type="float">
            <text:p>2.64948</text:p>
          </table:table-cell>
          <table:table-cell table:number-columns-repeated="8"/>
          <table:table-cell office:value-type="float" office:value="1.97402" calcext:value-type="float">
            <text:p>1.9740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10149" calcext:value-type="float">
            <text:p>0.310149</text:p>
          </table:table-cell>
          <table:table-cell table:number-columns-repeated="8"/>
          <table:table-cell office:value-type="float" office:value="0.0361528" calcext:value-type="float">
            <text:p>0.036152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80145" calcext:value-type="float">
            <text:p>4.80145</text:p>
          </table:table-cell>
          <table:table-cell table:number-columns-repeated="8"/>
          <table:table-cell office:value-type="float" office:value="3.1746" calcext:value-type="float">
            <text:p>3.17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39573" calcext:value-type="float">
            <text:p>1.39573</text:p>
          </table:table-cell>
          <table:table-cell table:number-columns-repeated="8"/>
          <table:table-cell office:value-type="float" office:value="1.06444" calcext:value-type="float">
            <text:p>1.064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6.72344" calcext:value-type="float">
            <text:p>6.72344</text:p>
          </table:table-cell>
          <table:table-cell table:number-columns-repeated="8"/>
          <table:table-cell office:value-type="float" office:value="0.675044" calcext:value-type="float">
            <text:p>0.6750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650924" calcext:value-type="float">
            <text:p>0.650924</text:p>
          </table:table-cell>
          <table:table-cell table:number-columns-repeated="8"/>
          <table:table-cell office:value-type="float" office:value="3.73596" calcext:value-type="float">
            <text:p>3.735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5921" calcext:value-type="float">
            <text:p>1.5921</text:p>
          </table:table-cell>
          <table:table-cell table:number-columns-repeated="8"/>
          <table:table-cell office:value-type="float" office:value="3.3351" calcext:value-type="float">
            <text:p>3.33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38947" calcext:value-type="float">
            <text:p>1.38947</text:p>
          </table:table-cell>
          <table:table-cell table:number-columns-repeated="8"/>
          <table:table-cell office:value-type="float" office:value="3.33433" calcext:value-type="float">
            <text:p>3.334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59616" calcext:value-type="float">
            <text:p>1.59616</text:p>
          </table:table-cell>
          <table:table-cell table:number-columns-repeated="8"/>
          <table:table-cell office:value-type="float" office:value="2.68099" calcext:value-type="float">
            <text:p>2.6809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669315" calcext:value-type="float">
            <text:p>0.669315</text:p>
          </table:table-cell>
          <table:table-cell table:number-columns-repeated="8"/>
          <table:table-cell office:value-type="float" office:value="0.342942" calcext:value-type="float">
            <text:p>0.34294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63286" calcext:value-type="float">
            <text:p>2.63286</text:p>
          </table:table-cell>
          <table:table-cell table:number-columns-repeated="8"/>
          <table:table-cell office:value-type="float" office:value="1.42793" calcext:value-type="float">
            <text:p>1.4279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33591" calcext:value-type="float">
            <text:p>1.33591</text:p>
          </table:table-cell>
          <table:table-cell table:number-columns-repeated="8"/>
          <table:table-cell office:value-type="float" office:value="4.35449" calcext:value-type="float">
            <text:p>4.3544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54684" calcext:value-type="float">
            <text:p>2.54684</text:p>
          </table:table-cell>
          <table:table-cell table:number-columns-repeated="8"/>
          <table:table-cell office:value-type="float" office:value="1.51532" calcext:value-type="float">
            <text:p>1.5153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88471" calcext:value-type="float">
            <text:p>2.88471</text:p>
          </table:table-cell>
          <table:table-cell table:number-columns-repeated="8"/>
          <table:table-cell office:value-type="float" office:value="1.41846" calcext:value-type="float">
            <text:p>1.4184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53262" calcext:value-type="float">
            <text:p>2.53262</text:p>
          </table:table-cell>
          <table:table-cell table:number-columns-repeated="8"/>
          <table:table-cell office:value-type="float" office:value="1.0144" calcext:value-type="float">
            <text:p>1.01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495123" calcext:value-type="float">
            <text:p>0.495123</text:p>
          </table:table-cell>
          <table:table-cell table:number-columns-repeated="8"/>
          <table:table-cell office:value-type="float" office:value="1.5594" calcext:value-type="float">
            <text:p>1.559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50483" calcext:value-type="float">
            <text:p>4.50483</text:p>
          </table:table-cell>
          <table:table-cell table:number-columns-repeated="8"/>
          <table:table-cell office:value-type="float" office:value="5.38906" calcext:value-type="float">
            <text:p>5.3890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62479" calcext:value-type="float">
            <text:p>1.62479</text:p>
          </table:table-cell>
          <table:table-cell table:number-columns-repeated="8"/>
          <table:table-cell office:value-type="float" office:value="2.10313" calcext:value-type="float">
            <text:p>2.1031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90606" calcext:value-type="float">
            <text:p>1.90606</text:p>
          </table:table-cell>
          <table:table-cell table:number-columns-repeated="8"/>
          <table:table-cell office:value-type="float" office:value="0.532682" calcext:value-type="float">
            <text:p>0.53268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70699" calcext:value-type="float">
            <text:p>4.70699</text:p>
          </table:table-cell>
          <table:table-cell table:number-columns-repeated="8"/>
          <table:table-cell office:value-type="float" office:value="1.70308" calcext:value-type="float">
            <text:p>1.7030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7.9712" calcext:value-type="float">
            <text:p>7.9712</text:p>
          </table:table-cell>
          <table:table-cell table:number-columns-repeated="8"/>
          <table:table-cell office:value-type="float" office:value="0.499701" calcext:value-type="float">
            <text:p>0.4997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66738" calcext:value-type="float">
            <text:p>1.66738</text:p>
          </table:table-cell>
          <table:table-cell table:number-columns-repeated="8"/>
          <table:table-cell office:value-type="float" office:value="0.199607" calcext:value-type="float">
            <text:p>0.19960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424668" calcext:value-type="float">
            <text:p>0.424668</text:p>
          </table:table-cell>
          <table:table-cell table:number-columns-repeated="8"/>
          <table:table-cell office:value-type="float" office:value="1.84297" calcext:value-type="float">
            <text:p>1.842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77827" calcext:value-type="float">
            <text:p>1.77827</text:p>
          </table:table-cell>
          <table:table-cell table:number-columns-repeated="8"/>
          <table:table-cell office:value-type="float" office:value="0.2919" calcext:value-type="float">
            <text:p>0.291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78248" calcext:value-type="float">
            <text:p>3.78248</text:p>
          </table:table-cell>
          <table:table-cell table:number-columns-repeated="8"/>
          <table:table-cell office:value-type="float" office:value="3.12103" calcext:value-type="float">
            <text:p>3.121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04153" calcext:value-type="float">
            <text:p>1.04153</text:p>
          </table:table-cell>
          <table:table-cell table:number-columns-repeated="8"/>
          <table:table-cell office:value-type="float" office:value="1.09824" calcext:value-type="float">
            <text:p>1.0982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76626" calcext:value-type="float">
            <text:p>4.76626</text:p>
          </table:table-cell>
          <table:table-cell table:number-columns-repeated="8"/>
          <table:table-cell office:value-type="float" office:value="14.1982" calcext:value-type="float">
            <text:p>14.198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65354" calcext:value-type="float">
            <text:p>1.65354</text:p>
          </table:table-cell>
          <table:table-cell table:number-columns-repeated="8"/>
          <table:table-cell office:value-type="float" office:value="0.923769" calcext:value-type="float">
            <text:p>0.9237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62929" calcext:value-type="float">
            <text:p>2.62929</text:p>
          </table:table-cell>
          <table:table-cell table:number-columns-repeated="8"/>
          <table:table-cell office:value-type="float" office:value="0.969914" calcext:value-type="float">
            <text:p>0.96991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00282" calcext:value-type="float">
            <text:p>2.00282</text:p>
          </table:table-cell>
          <table:table-cell table:number-columns-repeated="8"/>
          <table:table-cell office:value-type="float" office:value="0.921111" calcext:value-type="float">
            <text:p>0.9211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47735" calcext:value-type="float">
            <text:p>5.47735</text:p>
          </table:table-cell>
          <table:table-cell table:number-columns-repeated="8"/>
          <table:table-cell office:value-type="float" office:value="0.0486098" calcext:value-type="float">
            <text:p>0.04860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47013" calcext:value-type="float">
            <text:p>2.47013</text:p>
          </table:table-cell>
          <table:table-cell table:number-columns-repeated="8"/>
          <table:table-cell office:value-type="float" office:value="1.72341" calcext:value-type="float">
            <text:p>1.7234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708398" calcext:value-type="float">
            <text:p>0.708398</text:p>
          </table:table-cell>
          <table:table-cell table:number-columns-repeated="8"/>
          <table:table-cell office:value-type="float" office:value="6.39533" calcext:value-type="float">
            <text:p>6.3953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96874" calcext:value-type="float">
            <text:p>2.96874</text:p>
          </table:table-cell>
          <table:table-cell table:number-columns-repeated="8"/>
          <table:table-cell office:value-type="float" office:value="1.98469" calcext:value-type="float">
            <text:p>1.984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04213" calcext:value-type="float">
            <text:p>2.04213</text:p>
          </table:table-cell>
          <table:table-cell table:number-columns-repeated="8"/>
          <table:table-cell office:value-type="float" office:value="0.979185" calcext:value-type="float">
            <text:p>0.97918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81932" calcext:value-type="float">
            <text:p>0.81932</text:p>
          </table:table-cell>
          <table:table-cell table:number-columns-repeated="8"/>
          <table:table-cell office:value-type="float" office:value="2.51312" calcext:value-type="float">
            <text:p>2.513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90382" calcext:value-type="float">
            <text:p>1.90382</text:p>
          </table:table-cell>
          <table:table-cell table:number-columns-repeated="8"/>
          <table:table-cell office:value-type="float" office:value="2.75744" calcext:value-type="float">
            <text:p>2.757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46256" calcext:value-type="float">
            <text:p>3.46256</text:p>
          </table:table-cell>
          <table:table-cell table:number-columns-repeated="8"/>
          <table:table-cell office:value-type="float" office:value="5.23743" calcext:value-type="float">
            <text:p>5.2374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25445" calcext:value-type="float">
            <text:p>0.325445</text:p>
          </table:table-cell>
          <table:table-cell table:number-columns-repeated="8"/>
          <table:table-cell office:value-type="float" office:value="2.98453" calcext:value-type="float">
            <text:p>2.984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81528" calcext:value-type="float">
            <text:p>1.81528</text:p>
          </table:table-cell>
          <table:table-cell table:number-columns-repeated="8"/>
          <table:table-cell office:value-type="float" office:value="0.362847" calcext:value-type="float">
            <text:p>0.3628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20792" calcext:value-type="float">
            <text:p>1.20792</text:p>
          </table:table-cell>
          <table:table-cell table:number-columns-repeated="8"/>
          <table:table-cell office:value-type="float" office:value="0.561701" calcext:value-type="float">
            <text:p>0.56170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96616" calcext:value-type="float">
            <text:p>5.96616</text:p>
          </table:table-cell>
          <table:table-cell table:number-columns-repeated="8"/>
          <table:table-cell office:value-type="float" office:value="0.550588" calcext:value-type="float">
            <text:p>0.55058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116072" calcext:value-type="float">
            <text:p>0.116072</text:p>
          </table:table-cell>
          <table:table-cell table:number-columns-repeated="8"/>
          <table:table-cell office:value-type="float" office:value="0.499747" calcext:value-type="float">
            <text:p>0.4997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1.421" calcext:value-type="float">
            <text:p>11.421</text:p>
          </table:table-cell>
          <table:table-cell table:number-columns-repeated="8"/>
          <table:table-cell office:value-type="float" office:value="1.46379" calcext:value-type="float">
            <text:p>1.463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07149" calcext:value-type="float">
            <text:p>3.07149</text:p>
          </table:table-cell>
          <table:table-cell table:number-columns-repeated="8"/>
          <table:table-cell office:value-type="float" office:value="4.07404" calcext:value-type="float">
            <text:p>4.074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137217" calcext:value-type="float">
            <text:p>0.137217</text:p>
          </table:table-cell>
          <table:table-cell table:number-columns-repeated="8"/>
          <table:table-cell office:value-type="float" office:value="1.49674" calcext:value-type="float">
            <text:p>1.4967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76372" calcext:value-type="float">
            <text:p>1.76372</text:p>
          </table:table-cell>
          <table:table-cell table:number-columns-repeated="8"/>
          <table:table-cell office:value-type="float" office:value="5.31573" calcext:value-type="float">
            <text:p>5.315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40327" calcext:value-type="float">
            <text:p>1.40327</text:p>
          </table:table-cell>
          <table:table-cell table:number-columns-repeated="8"/>
          <table:table-cell office:value-type="float" office:value="0.719165" calcext:value-type="float">
            <text:p>0.7191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1564" calcext:value-type="float">
            <text:p>2.1564</text:p>
          </table:table-cell>
          <table:table-cell table:number-columns-repeated="8"/>
          <table:table-cell office:value-type="float" office:value="1.46798" calcext:value-type="float">
            <text:p>1.467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51752" calcext:value-type="float">
            <text:p>1.51752</text:p>
          </table:table-cell>
          <table:table-cell table:number-columns-repeated="8"/>
          <table:table-cell office:value-type="float" office:value="0.0284471" calcext:value-type="float">
            <text:p>0.028447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10769" calcext:value-type="float">
            <text:p>5.10769</text:p>
          </table:table-cell>
          <table:table-cell table:number-columns-repeated="8"/>
          <table:table-cell office:value-type="float" office:value="0.852754" calcext:value-type="float">
            <text:p>0.85275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31394" calcext:value-type="float">
            <text:p>2.31394</text:p>
          </table:table-cell>
          <table:table-cell table:number-columns-repeated="8"/>
          <table:table-cell office:value-type="float" office:value="2.30239" calcext:value-type="float">
            <text:p>2.3023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75401" calcext:value-type="float">
            <text:p>2.75401</text:p>
          </table:table-cell>
          <table:table-cell table:number-columns-repeated="8"/>
          <table:table-cell office:value-type="float" office:value="0.82877" calcext:value-type="float">
            <text:p>0.8287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91534" calcext:value-type="float">
            <text:p>1.91534</text:p>
          </table:table-cell>
          <table:table-cell table:number-columns-repeated="8"/>
          <table:table-cell office:value-type="float" office:value="2.32365" calcext:value-type="float">
            <text:p>2.323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6.22151" calcext:value-type="float">
            <text:p>6.22151</text:p>
          </table:table-cell>
          <table:table-cell table:number-columns-repeated="8"/>
          <table:table-cell office:value-type="float" office:value="0.662316" calcext:value-type="float">
            <text:p>0.66231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8.58875" calcext:value-type="float">
            <text:p>8.58875</text:p>
          </table:table-cell>
          <table:table-cell table:number-columns-repeated="8"/>
          <table:table-cell office:value-type="float" office:value="0.638296" calcext:value-type="float">
            <text:p>0.63829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417646" calcext:value-type="float">
            <text:p>0.417646</text:p>
          </table:table-cell>
          <table:table-cell table:number-columns-repeated="8"/>
          <table:table-cell office:value-type="float" office:value="0.593698" calcext:value-type="float">
            <text:p>0.5936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464328" calcext:value-type="float">
            <text:p>0.464328</text:p>
          </table:table-cell>
          <table:table-cell table:number-columns-repeated="8"/>
          <table:table-cell office:value-type="float" office:value="0.36743" calcext:value-type="float">
            <text:p>0.3674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10576" calcext:value-type="float">
            <text:p>3.10576</text:p>
          </table:table-cell>
          <table:table-cell table:number-columns-repeated="8"/>
          <table:table-cell office:value-type="float" office:value="1.48852" calcext:value-type="float">
            <text:p>1.4885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09846" calcext:value-type="float">
            <text:p>2.09846</text:p>
          </table:table-cell>
          <table:table-cell table:number-columns-repeated="8"/>
          <table:table-cell office:value-type="float" office:value="0.382603" calcext:value-type="float">
            <text:p>0.3826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13488" calcext:value-type="float">
            <text:p>1.13488</text:p>
          </table:table-cell>
          <table:table-cell table:number-columns-repeated="8"/>
          <table:table-cell office:value-type="float" office:value="3.54291" calcext:value-type="float">
            <text:p>3.542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543707" calcext:value-type="float">
            <text:p>0.543707</text:p>
          </table:table-cell>
          <table:table-cell table:number-columns-repeated="8"/>
          <table:table-cell office:value-type="float" office:value="2.24798" calcext:value-type="float">
            <text:p>2.2479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8.97797" calcext:value-type="float">
            <text:p>8.97797</text:p>
          </table:table-cell>
          <table:table-cell table:number-columns-repeated="8"/>
          <table:table-cell office:value-type="float" office:value="0.376111" calcext:value-type="float">
            <text:p>0.3761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32506" calcext:value-type="float">
            <text:p>2.32506</text:p>
          </table:table-cell>
          <table:table-cell table:number-columns-repeated="8"/>
          <table:table-cell office:value-type="float" office:value="1.03482" calcext:value-type="float">
            <text:p>1.0348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755845" calcext:value-type="float">
            <text:p>0.755845</text:p>
          </table:table-cell>
          <table:table-cell table:number-columns-repeated="8"/>
          <table:table-cell office:value-type="float" office:value="1.19004" calcext:value-type="float">
            <text:p>1.1900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05544" calcext:value-type="float">
            <text:p>3.05544</text:p>
          </table:table-cell>
          <table:table-cell table:number-columns-repeated="8"/>
          <table:table-cell office:value-type="float" office:value="0.0462083" calcext:value-type="float">
            <text:p>0.046208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22892" calcext:value-type="float">
            <text:p>4.22892</text:p>
          </table:table-cell>
          <table:table-cell table:number-columns-repeated="8"/>
          <table:table-cell office:value-type="float" office:value="0.033109" calcext:value-type="float">
            <text:p>0.03310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26349" calcext:value-type="float">
            <text:p>1.26349</text:p>
          </table:table-cell>
          <table:table-cell table:number-columns-repeated="8"/>
          <table:table-cell office:value-type="float" office:value="4.69981" calcext:value-type="float">
            <text:p>4.6998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45958" calcext:value-type="float">
            <text:p>5.45958</text:p>
          </table:table-cell>
          <table:table-cell table:number-columns-repeated="8"/>
          <table:table-cell office:value-type="float" office:value="0.962813" calcext:value-type="float">
            <text:p>0.96281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68484" calcext:value-type="float">
            <text:p>1.68484</text:p>
          </table:table-cell>
          <table:table-cell table:number-columns-repeated="8"/>
          <table:table-cell office:value-type="float" office:value="0.330344" calcext:value-type="float">
            <text:p>0.33034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01784" calcext:value-type="float">
            <text:p>2.01784</text:p>
          </table:table-cell>
          <table:table-cell table:number-columns-repeated="8"/>
          <table:table-cell office:value-type="float" office:value="2.11373" calcext:value-type="float">
            <text:p>2.1137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58049" calcext:value-type="float">
            <text:p>5.58049</text:p>
          </table:table-cell>
          <table:table-cell table:number-columns-repeated="8"/>
          <table:table-cell office:value-type="float" office:value="0.0405891" calcext:value-type="float">
            <text:p>0.040589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53786" calcext:value-type="float">
            <text:p>1.53786</text:p>
          </table:table-cell>
          <table:table-cell table:number-columns-repeated="8"/>
          <table:table-cell office:value-type="float" office:value="4.55564" calcext:value-type="float">
            <text:p>4.5556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87649" calcext:value-type="float">
            <text:p>4.87649</text:p>
          </table:table-cell>
          <table:table-cell table:number-columns-repeated="8"/>
          <table:table-cell office:value-type="float" office:value="3.08338" calcext:value-type="float">
            <text:p>3.0833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2087" calcext:value-type="float">
            <text:p>5.2087</text:p>
          </table:table-cell>
          <table:table-cell table:number-columns-repeated="8"/>
          <table:table-cell office:value-type="float" office:value="1.40469" calcext:value-type="float">
            <text:p>1.4046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28046" calcext:value-type="float">
            <text:p>1.28046</text:p>
          </table:table-cell>
          <table:table-cell table:number-columns-repeated="8"/>
          <table:table-cell office:value-type="float" office:value="0.499115" calcext:value-type="float">
            <text:p>0.4991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561571" calcext:value-type="float">
            <text:p>0.561571</text:p>
          </table:table-cell>
          <table:table-cell table:number-columns-repeated="8"/>
          <table:table-cell office:value-type="float" office:value="0.590061" calcext:value-type="float">
            <text:p>0.59006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4.97909" calcext:value-type="float">
            <text:p>4.97909</text:p>
          </table:table-cell>
          <table:table-cell table:number-columns-repeated="8"/>
          <table:table-cell office:value-type="float" office:value="6.28179" calcext:value-type="float">
            <text:p>6.2817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67295" calcext:value-type="float">
            <text:p>1.67295</text:p>
          </table:table-cell>
          <table:table-cell table:number-columns-repeated="8"/>
          <table:table-cell office:value-type="float" office:value="0.654253" calcext:value-type="float">
            <text:p>0.6542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00138" calcext:value-type="float">
            <text:p>5.00138</text:p>
          </table:table-cell>
          <table:table-cell table:number-columns-repeated="8"/>
          <table:table-cell office:value-type="float" office:value="2.07547" calcext:value-type="float">
            <text:p>2.075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00197" calcext:value-type="float">
            <text:p>3.00197</text:p>
          </table:table-cell>
          <table:table-cell table:number-columns-repeated="8"/>
          <table:table-cell office:value-type="float" office:value="0.243675" calcext:value-type="float">
            <text:p>0.24367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25994" calcext:value-type="float">
            <text:p>0.325994</text:p>
          </table:table-cell>
          <table:table-cell table:number-columns-repeated="8"/>
          <table:table-cell office:value-type="float" office:value="0.233372" calcext:value-type="float">
            <text:p>0.23337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0345353" calcext:value-type="float">
            <text:p>0.0345353</text:p>
          </table:table-cell>
          <table:table-cell table:number-columns-repeated="8"/>
          <table:table-cell office:value-type="float" office:value="1.15553" calcext:value-type="float">
            <text:p>1.1555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87146" calcext:value-type="float">
            <text:p>0.387146</text:p>
          </table:table-cell>
          <table:table-cell table:number-columns-repeated="8"/>
          <table:table-cell office:value-type="float" office:value="1.88643" calcext:value-type="float">
            <text:p>1.8864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169179" calcext:value-type="float">
            <text:p>0.169179</text:p>
          </table:table-cell>
          <table:table-cell table:number-columns-repeated="8"/>
          <table:table-cell office:value-type="float" office:value="1.98906" calcext:value-type="float">
            <text:p>1.98906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7.47107" calcext:value-type="float">
            <text:p>7.47107</text:p>
          </table:table-cell>
          <table:table-cell table:number-columns-repeated="8"/>
          <table:table-cell office:value-type="float" office:value="0.196921" calcext:value-type="float">
            <text:p>0.19692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6.2917" calcext:value-type="float">
            <text:p>6.2917</text:p>
          </table:table-cell>
          <table:table-cell table:number-columns-repeated="8"/>
          <table:table-cell office:value-type="float" office:value="1.89965" calcext:value-type="float">
            <text:p>1.8996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613285" calcext:value-type="float">
            <text:p>0.613285</text:p>
          </table:table-cell>
          <table:table-cell table:number-columns-repeated="8"/>
          <table:table-cell office:value-type="float" office:value="8.1112" calcext:value-type="float">
            <text:p>8.11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23766" calcext:value-type="float">
            <text:p>1.23766</text:p>
          </table:table-cell>
          <table:table-cell table:number-columns-repeated="8"/>
          <table:table-cell office:value-type="float" office:value="0.624012" calcext:value-type="float">
            <text:p>0.62401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406424" calcext:value-type="float">
            <text:p>0.406424</text:p>
          </table:table-cell>
          <table:table-cell table:number-columns-repeated="8"/>
          <table:table-cell office:value-type="float" office:value="3.82087" calcext:value-type="float">
            <text:p>3.8208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19045" calcext:value-type="float">
            <text:p>1.19045</text:p>
          </table:table-cell>
          <table:table-cell table:number-columns-repeated="8"/>
          <table:table-cell office:value-type="float" office:value="1.99397" calcext:value-type="float">
            <text:p>1.9939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341324" calcext:value-type="float">
            <text:p>0.341324</text:p>
          </table:table-cell>
          <table:table-cell table:number-columns-repeated="8"/>
          <table:table-cell office:value-type="float" office:value="2.0118" calcext:value-type="float">
            <text:p>2.011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82782" calcext:value-type="float">
            <text:p>2.82782</text:p>
          </table:table-cell>
          <table:table-cell table:number-columns-repeated="8"/>
          <table:table-cell office:value-type="float" office:value="0.662611" calcext:value-type="float">
            <text:p>0.66261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7.60663" calcext:value-type="float">
            <text:p>7.60663</text:p>
          </table:table-cell>
          <table:table-cell table:number-columns-repeated="8"/>
          <table:table-cell office:value-type="float" office:value="2.61547" calcext:value-type="float">
            <text:p>2.61547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0.659398" calcext:value-type="float">
            <text:p>0.659398</text:p>
          </table:table-cell>
          <table:table-cell table:number-columns-repeated="8"/>
          <table:table-cell office:value-type="float" office:value="1.13088" calcext:value-type="float">
            <text:p>1.1308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5.66488" calcext:value-type="float">
            <text:p>5.66488</text:p>
          </table:table-cell>
          <table:table-cell table:number-columns-repeated="8"/>
          <table:table-cell office:value-type="float" office:value="2.06192" calcext:value-type="float">
            <text:p>2.06192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3.79483" calcext:value-type="float">
            <text:p>3.79483</text:p>
          </table:table-cell>
          <table:table-cell table:number-columns-repeated="8"/>
          <table:table-cell office:value-type="float" office:value="0.817284" calcext:value-type="float">
            <text:p>0.817284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2.39757" calcext:value-type="float">
            <text:p>2.39757</text:p>
          </table:table-cell>
          <table:table-cell table:number-columns-repeated="8"/>
          <table:table-cell office:value-type="float" office:value="1.18551" calcext:value-type="float">
            <text:p>1.18551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6.24763" calcext:value-type="float">
            <text:p>6.24763</text:p>
          </table:table-cell>
          <table:table-cell table:number-columns-repeated="8"/>
          <table:table-cell office:value-type="float" office:value="3.30988" calcext:value-type="float">
            <text:p>3.30988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53449" calcext:value-type="float">
            <text:p>1.53449</text:p>
          </table:table-cell>
          <table:table-cell table:number-columns-repeated="8"/>
          <table:table-cell office:value-type="float" office:value="7.35859" calcext:value-type="float">
            <text:p>7.35859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/>
          <table:table-cell office:value-type="float" office:value="7.815" calcext:value-type="float">
            <text:p>7.815</text:p>
          </table:table-cell>
          <table:table-cell office:value-type="float" office:value="1.77078" calcext:value-type="float">
            <text:p>1.77078</text:p>
          </table:table-cell>
          <table:table-cell table:number-columns-repeated="8"/>
          <table:table-cell office:value-type="float" office:value="0.71289" calcext:value-type="float">
            <text:p>0.71289</text:p>
          </table:table-cell>
          <table:table-cell office:value-type="float" office:value="5.991" calcext:value-type="float">
            <text:p>5.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22:25:12.323000000</meta:creation-date>
    <dc:date>2017-07-17T22:53:51.242000000</dc:date>
    <meta:editing-duration>PT13M28S</meta:editing-duration>
    <meta:editing-cycles>1</meta:editing-cycles>
    <meta:document-statistic meta:table-count="1" meta:cell-count="996" meta:object-count="2"/>
    <meta:generator>LibreOffice/4.4.1.2$Windows_x86 LibreOffice_project/45e2de17089c24a1fa810c8f975a7171ba4cd43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3.738cm" svg:y="4.204cm" style:legend-expansion="high" chart:style-name="ch2"/>
        <chart:plot-area chart:style-name="ch3" table:cell-range-address="Sheet1.C4:Sheet1.C252" svg:x="0.931cm" svg:y="1.029cm" svg:width="13.097cm" svg:height="8.644cm">
          <chartooo:coordinate-region svg:x="1.552cm" svg:y="1.228cm" svg:width="12.47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52" chart:class="chart:bar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:Sheet1.C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735">
                <text:p>1.07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8756">
                <text:p>2.78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8846">
                <text:p>0.418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8648">
                <text:p>1.98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3442">
                <text:p>1.93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8665">
                <text:p>1.38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6172">
                <text:p>1.36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6916">
                <text:p>1.36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4919">
                <text:p>3.84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0697">
                <text:p>0.230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9029">
                <text:p>1.89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0061">
                <text:p>5.40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9044">
                <text:p>2.29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5349">
                <text:p>5.75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058">
                <text:p>6.9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1796">
                <text:p>4.11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569">
                <text:p>4.25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714">
                <text:p>2.09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8748">
                <text:p>2.88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6206">
                <text:p>0.636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2286">
                <text:p>1.32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2628">
                <text:p>0.472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1184">
                <text:p>2.21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3705">
                <text:p>10.3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40763">
                <text:p>0.0940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6062">
                <text:p>1.26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0038">
                <text:p>3.10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6477">
                <text:p>2.46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7969">
                <text:p>1.17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981">
                <text:p>0.7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2235">
                <text:p>2.42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6753">
                <text:p>1.56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8668">
                <text:p>2.68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6128">
                <text:p>0.446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114">
                <text:p>1.00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2932">
                <text:p>0.262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3938">
                <text:p>0.723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6322">
                <text:p>3.46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0527">
                <text:p>0.300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6903">
                <text:p>2.06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1879">
                <text:p>0.3918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77779">
                <text:p>0.877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9666">
                <text:p>1.89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0351">
                <text:p>7.60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5385">
                <text:p>2.45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8004">
                <text:p>4.78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82193">
                <text:p>8.821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4093">
                <text:p>4.440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8557">
                <text:p>2.58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506">
                <text:p>2.1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7479">
                <text:p>1.37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44765">
                <text:p>0.744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0716">
                <text:p>3.407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3652">
                <text:p>7.13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3764">
                <text:p>1.237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4288">
                <text:p>1.84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7415">
                <text:p>0.197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46089">
                <text:p>6.460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4444">
                <text:p>6.1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1238">
                <text:p>1.812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0878">
                <text:p>2.50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35313">
                <text:p>6.35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7493">
                <text:p>1.87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897">
                <text:p>2.988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8607">
                <text:p>3.28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155">
                <text:p>10.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7442">
                <text:p>3.274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32444">
                <text:p>5.32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9434">
                <text:p>2.294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9976">
                <text:p>1.19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1673">
                <text:p>0.2316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524">
                <text:p>1.85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1249">
                <text:p>2.012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718">
                <text:p>2.57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8258">
                <text:p>0.908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3781">
                <text:p>1.037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1753">
                <text:p>4.117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3262">
                <text:p>5.532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837">
                <text:p>1.00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4808">
                <text:p>1.348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031">
                <text:p>1.5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8846">
                <text:p>4.388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945766">
                <text:p>0.0945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5724">
                <text:p>3.357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3521">
                <text:p>0.2635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98236">
                <text:p>0.598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9358">
                <text:p>3.09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4709">
                <text:p>1.54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7821">
                <text:p>1.878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1797">
                <text:p>4.517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7892">
                <text:p>1.678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079">
                <text:p>1.010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60425">
                <text:p>6.60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67466">
                <text:p>3.674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043">
                <text:p>1.960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3764">
                <text:p>2.23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0679">
                <text:p>4.406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0136">
                <text:p>0.410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0414">
                <text:p>2.204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61557">
                <text:p>0.9615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9784">
                <text:p>2.297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9542">
                <text:p>1.995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5462">
                <text:p>1.454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6772">
                <text:p>0.326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6392">
                <text:p>1.463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5488">
                <text:p>2.554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29701">
                <text:p>3.297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6772">
                <text:p>2.767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4643">
                <text:p>1.74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4755">
                <text:p>1.747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22446">
                <text:p>0.9224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08056">
                <text:p>0.7080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5079">
                <text:p>2.15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5736">
                <text:p>2.057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1737">
                <text:p>2.317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4439">
                <text:p>5.44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59064">
                <text:p>4.590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914">
                <text:p>1.99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72036">
                <text:p>2.720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40705">
                <text:p>4.407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0467">
                <text:p>2.00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7519">
                <text:p>0.3975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2978">
                <text:p>1.729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9405">
                <text:p>1.894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87506">
                <text:p>3.875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66537">
                <text:p>0.6665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407">
                <text:p>0.30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84002">
                <text:p>3.84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3924">
                <text:p>0.1539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8503">
                <text:p>1.085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8512">
                <text:p>5.85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77506">
                <text:p>5.775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98277">
                <text:p>2.982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18525">
                <text:p>5.185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99173">
                <text:p>2.991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5914">
                <text:p>2.259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70402">
                <text:p>3.704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0005">
                <text:p>1.000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8089">
                <text:p>0.3180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0618">
                <text:p>4.406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04799">
                <text:p>0.5047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4015">
                <text:p>0.4340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7179">
                <text:p>1.671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4948">
                <text:p>2.649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0149">
                <text:p>0.3101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80145">
                <text:p>4.801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9573">
                <text:p>1.395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2344">
                <text:p>6.723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50924">
                <text:p>0.6509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21">
                <text:p>1.59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8947">
                <text:p>1.389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9616">
                <text:p>1.596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69315">
                <text:p>0.6693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3286">
                <text:p>2.63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3591">
                <text:p>1.33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4684">
                <text:p>2.546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88471">
                <text:p>2.884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3262">
                <text:p>2.532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95123">
                <text:p>0.495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50483">
                <text:p>4.50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2479">
                <text:p>1.624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0606">
                <text:p>1.906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70699">
                <text:p>4.706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9712">
                <text:p>7.97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6738">
                <text:p>1.667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4668">
                <text:p>0.424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7827">
                <text:p>1.778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78248">
                <text:p>3.782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4153">
                <text:p>1.041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76626">
                <text:p>4.766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5354">
                <text:p>1.653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62929">
                <text:p>2.629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0282">
                <text:p>2.002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47735">
                <text:p>5.47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7013">
                <text:p>2.470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08398">
                <text:p>0.7083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6874">
                <text:p>2.968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04213">
                <text:p>2.042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932">
                <text:p>0.819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0382">
                <text:p>1.903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46256">
                <text:p>3.462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5445">
                <text:p>0.3254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1528">
                <text:p>1.815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0792">
                <text:p>1.20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96616">
                <text:p>5.966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6072">
                <text:p>0.1160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421">
                <text:p>11.4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7149">
                <text:p>3.071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7217">
                <text:p>0.1372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76372">
                <text:p>1.76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0327">
                <text:p>1.403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564">
                <text:p>2.1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1752">
                <text:p>1.517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10769">
                <text:p>5.107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31394">
                <text:p>2.313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75401">
                <text:p>2.754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1534">
                <text:p>1.915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22151">
                <text:p>6.221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58875">
                <text:p>8.58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17646">
                <text:p>0.4176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64328">
                <text:p>0.4643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0576">
                <text:p>3.105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9846">
                <text:p>2.098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3488">
                <text:p>1.134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43707">
                <text:p>0.5437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97797">
                <text:p>8.977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32506">
                <text:p>2.325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55845">
                <text:p>0.7558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5544">
                <text:p>3.055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2892">
                <text:p>4.228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6349">
                <text:p>1.263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45958">
                <text:p>5.459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8484">
                <text:p>1.684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01784">
                <text:p>2.01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58049">
                <text:p>5.580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3786">
                <text:p>1.537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87649">
                <text:p>4.876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2087">
                <text:p>5.20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8046">
                <text:p>1.280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1571">
                <text:p>0.5615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97909">
                <text:p>4.979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00138">
                <text:p>5.001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0197">
                <text:p>3.001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5994">
                <text:p>0.3259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45353">
                <text:p>0.03453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87146">
                <text:p>0.3871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69179">
                <text:p>0.1691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47107">
                <text:p>7.471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2917">
                <text:p>6.29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13285">
                <text:p>0.6132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3766">
                <text:p>1.237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06424">
                <text:p>0.4064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9045">
                <text:p>1.190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41324">
                <text:p>0.3413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82782">
                <text:p>2.827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60663">
                <text:p>7.606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59398">
                <text:p>0.6593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66488">
                <text:p>5.664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79483">
                <text:p>3.794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39757">
                <text:p>2.397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24763">
                <text:p>6.247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3449">
                <text:p>1.534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7078">
                <text:p>1.77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4.201cm" style:legend-expansion="high" chart:style-name="ch2"/>
        <chart:plot-area chart:style-name="ch3" table:cell-range-address="Sheet1.L4:Sheet1.L252" svg:x="0.32cm" svg:y="0.18cm" svg:width="13.15cm" svg:height="8.64cm">
          <chartooo:coordinate-region svg:x="0.941cm" svg:y="0.301cm" svg:width="12.52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4:Sheet1.L252" chart:class="chart:bar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9851">
                <text:p>2.49851</text:p>
                <draw:g>
                  <svg:desc>Sheet1.L4:Sheet1.L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132">
                <text:p>2.1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368">
                <text:p>1.62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3193">
                <text:p>0.973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63">
                <text:p>0.25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7938">
                <text:p>5.57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2398">
                <text:p>0.462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37857">
                <text:p>9.37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7901">
                <text:p>4.27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5926">
                <text:p>2.55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3603">
                <text:p>3.03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2289">
                <text:p>0.172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2071">
                <text:p>1.82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9741">
                <text:p>0.729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1044">
                <text:p>0.171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9088">
                <text:p>0.419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3775">
                <text:p>0.603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2851">
                <text:p>2.42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3959">
                <text:p>0.923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371">
                <text:p>1.36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4332">
                <text:p>2.44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122">
                <text:p>0.23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59249">
                <text:p>0.759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2397">
                <text:p>3.12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4495">
                <text:p>2.34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5177">
                <text:p>0.965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4829">
                <text:p>0.4448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9636">
                <text:p>2.59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2706">
                <text:p>0.622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3912">
                <text:p>0.273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8253">
                <text:p>0.378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0689">
                <text:p>0.260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7956">
                <text:p>0.4879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8767">
                <text:p>0.628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72665">
                <text:p>0.09726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7598">
                <text:p>1.275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5819">
                <text:p>1.158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5426">
                <text:p>0.945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2427">
                <text:p>1.32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5723">
                <text:p>3.45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5707">
                <text:p>2.15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053">
                <text:p>1.250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3248">
                <text:p>2.93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7153">
                <text:p>3.87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8273">
                <text:p>3.58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6707">
                <text:p>1.367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949">
                <text:p>1.0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9783">
                <text:p>2.09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28939">
                <text:p>0.0928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4727">
                <text:p>5.347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8893">
                <text:p>0.7088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7975">
                <text:p>2.27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55555">
                <text:p>0.8555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991">
                <text:p>1.4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3532">
                <text:p>0.413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232">
                <text:p>0.92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5566">
                <text:p>2.35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59">
                <text:p>2.9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4453">
                <text:p>0.384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333">
                <text:p>0.30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6189">
                <text:p>0.586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9485">
                <text:p>1.994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8287">
                <text:p>3.482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9654">
                <text:p>1.09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36">
                <text:p>1.0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8013">
                <text:p>0.7380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5957">
                <text:p>0.155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4162">
                <text:p>2.84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961">
                <text:p>0.709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8456">
                <text:p>0.688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3392">
                <text:p>0.983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3123">
                <text:p>2.03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287">
                <text:p>0.572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9177">
                <text:p>0.691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4385">
                <text:p>1.343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9033">
                <text:p>0.2690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7014">
                <text:p>2.170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4539">
                <text:p>0.164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5471">
                <text:p>1.754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9512">
                <text:p>0.539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8703">
                <text:p>0.218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10427">
                <text:p>4.10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9026">
                <text:p>1.29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98">
                <text:p>0.339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3671">
                <text:p>3.43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0282">
                <text:p>3.002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54501">
                <text:p>0.0654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942">
                <text:p>2.09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16592">
                <text:p>0.04165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9393">
                <text:p>0.1293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4785">
                <text:p>0.1447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4796">
                <text:p>2.6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9862">
                <text:p>1.998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24801">
                <text:p>0.5248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9858">
                <text:p>0.979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5049">
                <text:p>1.050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12743">
                <text:p>3.127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2755">
                <text:p>1.127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22624">
                <text:p>6.22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7172">
                <text:p>0.01371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9201">
                <text:p>0.492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895">
                <text:p>2.28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9914">
                <text:p>1.499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8142">
                <text:p>0.538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5113">
                <text:p>1.45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02276">
                <text:p>0.9022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7665">
                <text:p>0.4476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77689">
                <text:p>4.776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4426">
                <text:p>0.984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73774">
                <text:p>3.737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92357">
                <text:p>0.4923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00288">
                <text:p>0.400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7978">
                <text:p>1.979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03424">
                <text:p>0.6034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9829">
                <text:p>2.298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6902">
                <text:p>0.9869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0632">
                <text:p>3.806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88323">
                <text:p>0.03883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5495">
                <text:p>1.254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01653">
                <text:p>0.7016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421">
                <text:p>0.284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0427">
                <text:p>2.204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3128">
                <text:p>0.14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78">
                <text:p>2.1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95527">
                <text:p>0.6955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3228">
                <text:p>1.832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2363">
                <text:p>1.523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4009">
                <text:p>1.140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51796">
                <text:p>0.03517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9667">
                <text:p>1.29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63103">
                <text:p>0.4631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9917">
                <text:p>1.099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60442">
                <text:p>5.60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6512">
                <text:p>3.665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6334">
                <text:p>1.563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9883">
                <text:p>1.498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9063">
                <text:p>1.69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07668">
                <text:p>2.076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6858">
                <text:p>1.068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7672">
                <text:p>0.4076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75033">
                <text:p>0.475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47318">
                <text:p>2.47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7641">
                <text:p>1.476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5589">
                <text:p>4.555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43745">
                <text:p>0.6437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5383">
                <text:p>1.253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559">
                <text:p>0.2945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7402">
                <text:p>1.97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61528">
                <text:p>0.03615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746">
                <text:p>3.17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6444">
                <text:p>1.06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75044">
                <text:p>0.6750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3596">
                <text:p>3.73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3351">
                <text:p>3.3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33433">
                <text:p>3.334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68099">
                <text:p>2.680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2942">
                <text:p>0.3429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42793">
                <text:p>1.427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35449">
                <text:p>4.35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1532">
                <text:p>1.515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1846">
                <text:p>1.418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144">
                <text:p>1.0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594">
                <text:p>1.55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38906">
                <text:p>5.389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0313">
                <text:p>2.103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32682">
                <text:p>0.5326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0308">
                <text:p>1.70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99701">
                <text:p>0.4997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99607">
                <text:p>0.1996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84297">
                <text:p>1.842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919">
                <text:p>0.29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2103">
                <text:p>3.121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9824">
                <text:p>1.098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1982">
                <text:p>14.19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23769">
                <text:p>0.9237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69914">
                <text:p>0.9699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21111">
                <text:p>0.921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86098">
                <text:p>0.04860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2341">
                <text:p>1.72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39533">
                <text:p>6.395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8469">
                <text:p>1.984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79185">
                <text:p>0.979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1312">
                <text:p>2.51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75744">
                <text:p>2.757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23743">
                <text:p>5.237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8453">
                <text:p>2.984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2847">
                <text:p>0.3628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1701">
                <text:p>0.5617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50588">
                <text:p>0.550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99747">
                <text:p>0.4997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6379">
                <text:p>1.463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07404">
                <text:p>4.074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674">
                <text:p>1.496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31573">
                <text:p>5.315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19165">
                <text:p>0.7191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6798">
                <text:p>1.467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4471">
                <text:p>0.02844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52754">
                <text:p>0.8527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30239">
                <text:p>2.302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2877">
                <text:p>0.828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32365">
                <text:p>2.323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62316">
                <text:p>0.6623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38296">
                <text:p>0.6382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3698">
                <text:p>0.5936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743">
                <text:p>0.367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8852">
                <text:p>1.488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2603">
                <text:p>0.3826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54291">
                <text:p>3.542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24798">
                <text:p>2.247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76111">
                <text:p>0.3761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3482">
                <text:p>1.034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9004">
                <text:p>1.190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62083">
                <text:p>0.04620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3109">
                <text:p>0.0331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69981">
                <text:p>4.699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62813">
                <text:p>0.9628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30344">
                <text:p>0.3303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1373">
                <text:p>2.113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05891">
                <text:p>0.04058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55564">
                <text:p>4.555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08338">
                <text:p>3.083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0469">
                <text:p>1.404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99115">
                <text:p>0.4991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90061">
                <text:p>0.5900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28179">
                <text:p>6.281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54253">
                <text:p>0.6542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07547">
                <text:p>2.075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3675">
                <text:p>0.2436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33372">
                <text:p>0.2333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5553">
                <text:p>1.155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8643">
                <text:p>1.886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8906">
                <text:p>1.989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6921">
                <text:p>0.1969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9965">
                <text:p>1.899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1112">
                <text:p>8.11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24012">
                <text:p>0.6240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2087">
                <text:p>3.820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9397">
                <text:p>1.993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0118">
                <text:p>2.01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62611">
                <text:p>0.6626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61547">
                <text:p>2.615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3088">
                <text:p>1.130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06192">
                <text:p>2.061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17284">
                <text:p>0.8172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8551">
                <text:p>1.185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30988">
                <text:p>3.309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35859">
                <text:p>7.358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1289">
                <text:p>0.71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